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1ac" officeooo:paragraph-rsid="001f11ac"/>
    </style:style>
    <style:style style:name="P2" style:family="paragraph" style:parent-style-name="Standard">
      <style:text-properties officeooo:rsid="001ff774" officeooo:paragraph-rsid="001ff774"/>
    </style:style>
    <style:style style:name="P3" style:family="paragraph" style:parent-style-name="Standard">
      <style:text-properties officeooo:rsid="00201660" officeooo:paragraph-rsid="00201660"/>
    </style:style>
    <style:style style:name="P4" style:family="paragraph" style:parent-style-name="Standard">
      <style:text-properties officeooo:rsid="00215a58" officeooo:paragraph-rsid="00215a58"/>
    </style:style>
    <style:style style:name="T1" style:family="text">
      <style:text-properties officeooo:rsid="00201660"/>
    </style:style>
    <style:style style:name="T2" style:family="text">
      <style:text-properties officeooo:rsid="00215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May, 2019</text:p>
      <text:p text:style-name="P1"/>
      <text:p text:style-name="P1">Developer Student club </text:p>
      <text:p text:style-name="P1"/>
      <text:p text:style-name="P1">Recomendation Letter: Manan Mongia</text:p>
      <text:p text:style-name="P1"/>
      <text:p text:style-name="P1">Good day, I am Professor _____________, &lt;branch&gt; ______________, &lt;institiute&gt;___________.</text:p>
      <text:p text:style-name="P2">I am writring <text:s/>this letter to infrom you and make a great recomendation for above mentioned talented <text:span text:style-name="T1">Machine learning practioner cum backend developer, who wishes lead fo Developer student club - <text:s/>DCRUST.</text:span></text:p>
      <text:p text:style-name="P2"/>
      <text:p text:style-name="P3">With great confidence, I highly prescride Manan Mongia as a possible and qualified applicant to lead for Developer Student club – DCRUST. I have witness<text:span text:style-name="T2">ed</text:span> him grow <text:span text:style-name="T2">in his technical and personal skills. He has been an active member of GDG-New Delhi, GCDC- New Delhi since an year now. Recently, he also gave a talk on “Google Cloud Source Repositories” in GCDC-New Delhi.</text:span></text:p>
      <text:p text:style-name="P3"/>
      <text:p text:style-name="P4">Manan Mongia, has a great organizational and leadership quallities. He is an interactive and commited stud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8cm" fo:margin-right="1.0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22:32.817405495</meta:creation-date>
    <dc:date>2019-05-02T15:35:26.545429304</dc:date>
    <meta:editing-duration>PT3M36S</meta:editing-duration>
    <meta:editing-cycles>1</meta:editing-cycles>
    <meta:document-statistic meta:table-count="0" meta:image-count="0" meta:object-count="0" meta:page-count="1" meta:paragraph-count="7" meta:word-count="129" meta:character-count="841" meta:non-whitespace-character-count="714"/>
    <meta:generator>LibreOffice/6.0.7.3$Linux_X86_64 LibreOffice_project/00m0$Build-3</meta:generator>
  </office:meta>
</office:document-meta>
</file>